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1.0618in"/>
    </style:style>
    <style:style style:name="co3" style:family="table-column">
      <style:table-column-properties fo:break-before="auto" style:column-width="0.8319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1.9382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300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7154in"/>
    </style:style>
    <style:style style:name="co11" style:family="table-column">
      <style:table-column-properties fo:break-before="auto" style:column-width="0.7244in"/>
    </style:style>
    <style:style style:name="ro1" style:family="table-row">
      <style:table-row-properties style:row-height="0.3291in" fo:break-before="auto" style:use-optimal-row-height="false"/>
    </style:style>
    <style:style style:name="ro2" style:family="table-row">
      <style:table-row-properties style:row-height="0.2134in" fo:break-before="auto" style:use-optimal-row-height="false"/>
    </style:style>
    <style:style style:name="ro3" style:family="table-row">
      <style:table-row-properties style:row-height="0.2598in" fo:break-before="auto" style:use-optimal-row-height="false"/>
    </style:style>
    <style:style style:name="ro4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fo:border-bottom="0.0008in solid #000000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7">
      <style:table-cell-properties fo:border-bottom="0.0008in solid #000000" fo:background-color="#ffffcc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7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1" style:family="table-cell" style:parent-style-name="Default" style:data-style-name="N117">
      <style:table-cell-properties fo:border-bottom="0.0008in solid #000000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12" style:family="table-cell" style:parent-style-name="Default" style:data-style-name="N117">
      <style:table-cell-properties fo:border-bottom="0.0008in solid #000000" fo:background-color="#ffff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7">
      <style:table-cell-properties style:text-align-source="fix" style:repeat-content="false" fo:border="none" style:vertical-align="middle"/>
      <style:paragraph-properties fo:text-align="center" fo:margin-left="0in"/>
    </style:style>
    <style:style style:name="ce17" style:family="table-cell" style:parent-style-name="Default" style:data-style-name="N117">
      <style:table-cell-properties fo:border-bottom="0.0008in solid #000000" fo:background-color="#280099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color="#000000"/>
    </style:style>
    <style:style style:name="ce18" style:family="table-cell" style:parent-style-name="Default" style:data-style-name="N117">
      <style:table-cell-properties fo:background-color="#280099" style:text-align-source="fix" style:repeat-content="false" style:vertical-align="middle"/>
      <style:paragraph-properties fo:text-align="center" fo:margin-left="0in"/>
      <style:text-properties fo:color="#000000"/>
    </style:style>
    <style:style style:name="ce19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9">
      <style:table-cell-properties style:text-align-source="fix" style:repeat-content="false" fo:border="non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9"/>
        <table:table-column table:style-name="co4" table:default-cell-style-name="ce9"/>
        <table:table-column table:style-name="co5" table:default-cell-style-name="ce13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3"/>
        <table:table-column table:style-name="co2" table:default-cell-style-name="ce9"/>
        <table:table-column table:style-name="co11" table:default-cell-style-name="ce13"/>
        <table:table-column table:style-name="co9" table:number-columns-repeated="244" table:default-cell-style-name="ce9"/>
        <table:table-row table:style-name="ro1">
          <table:table-cell/>
          <table:table-cell table:style-name="ce8" office:value-type="string">
            <text:p>rod() Units</text:p>
          </table:table-cell>
          <table:table-cell/>
          <table:table-cell table:style-name="ce8" office:value-type="string">
            <text:p>main() Units</text:p>
          </table:table-cell>
          <table:table-cell table:style-name="ce9"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/>
          <table:table-cell table:style-name="ce9"/>
          <table:table-cell table:number-columns-repeated="2"/>
          <table:table-cell table:style-name="ce9"/>
          <table:table-cell table:style-name="ce14"/>
          <table:table-cell table:style-name="ce22"/>
          <table:table-cell table:number-columns-repeated="249"/>
        </table:table-row>
        <table:table-row table:style-name="ro3">
          <table:table-cell office:value-type="string">
            <text:p>unit distance</text:p>
          </table:table-cell>
          <table:table-cell table:style-name="ce9" table:formula="oooc:=10^-9" office:value-type="float" office:value="0.000000001">
            <text:p>1.0E-9</text:p>
          </table:table-cell>
          <table:table-cell table:style-name="ce14"/>
          <table:table-cell table:formula="oooc:=0.000001" office:value-type="float" office:value="0.000001">
            <text:p>1.0E-6</text:p>
          </table:table-cell>
          <table:table-cell table:style-name="ce9" office:value-type="string">
            <text:p>m </text:p>
          </table:table-cell>
          <table:table-cell table:style-name="ce14"/>
          <table:table-cell table:number-columns-repeated="2"/>
          <table:table-cell table:style-name="ce22" table:number-columns-repeated="4"/>
          <table:table-cell table:number-columns-repeated="244"/>
        </table:table-row>
        <table:table-row table:style-name="ro3">
          <table:table-cell office:value-type="string">
            <text:p>unit time</text:p>
          </table:table-cell>
          <table:table-cell table:style-name="ce9" table:formula="oooc:=10^-6" office:value-type="float" office:value="0.000001">
            <text:p>1.0E-6</text:p>
          </table:table-cell>
          <table:table-cell table:style-name="ce14"/>
          <table:table-cell table:formula="oooc:=0.001" office:value-type="float" office:value="0.001">
            <text:p>1.0E-3</text:p>
          </table:table-cell>
          <table:table-cell table:style-name="ce9" office:value-type="string">
            <text:p>s</text:p>
          </table:table-cell>
          <table:table-cell table:style-name="ce14"/>
          <table:table-cell table:number-columns-repeated="2"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2" office:value-type="string">
            <text:p>unit force</text:p>
          </table:table-cell>
          <table:table-cell table:style-name="ce9" table:formula="oooc:=10^-12" office:value-type="float" office:value="0.000000000001">
            <text:p>1.0E-12</text:p>
          </table:table-cell>
          <table:table-cell table:style-name="ce14"/>
          <table:table-cell table:formula="oooc:=0.000000000001" office:value-type="float" office:value="0.000000000001">
            <text:p>1.0E-12</text:p>
          </table:table-cell>
          <table:table-cell table:style-name="ce19" office:value-type="string">
            <text:p>N</text:p>
          </table:table-cell>
          <table:table-cell table:style-name="ce14"/>
          <table:table-cell table:style-name="ce22"/>
          <table:table-cell/>
          <table:table-cell table:style-name="ce22"/>
          <table:table-cell table:style-name="ce14"/>
          <table:table-cell/>
          <table:table-cell table:style-name="ce22"/>
          <table:table-cell table:number-columns-repeated="244"/>
        </table:table-row>
        <table:table-row table:style-name="ro3">
          <table:table-cell office:value-type="string">
            <text:p>unit mass</text:p>
          </table:table-cell>
          <table:table-cell table:style-name="ce9" table:formula="oooc:=[.B5]*[.B4]*[.B4]/[.B3]" office:value-type="float" office:value="1E-015">
            <text:p>1.0E-15</text:p>
          </table:table-cell>
          <table:table-cell table:style-name="ce15" office:value-type="string">
            <text:p>(dependent)</text:p>
          </table:table-cell>
          <table:table-cell table:formula="oooc:=[.D5]*[.D4]*[.D4]/[.D3]" office:value-type="float" office:value="0.000000000001">
            <text:p>1.0E-12</text:p>
          </table:table-cell>
          <table:table-cell table:style-name="ce9" office:value-type="string">
            <text:p>Kg</text:p>
          </table:table-cell>
          <table:table-cell table:style-name="ce15" office:value-type="string">
            <text:p>(dependent)</text:p>
          </table:table-cell>
          <table:table-cell table:style-name="ce22"/>
          <table:table-cell/>
          <table:table-cell table:style-name="ce22"/>
          <table:table-cell table:style-name="ce14"/>
          <table:table-cell/>
          <table:table-cell table:style-name="ce22"/>
          <table:table-cell table:number-columns-repeated="244"/>
        </table:table-row>
        <table:table-row table:style-name="ro3" table:number-rows-repeated="3">
          <table:table-cell/>
          <table:table-cell table:style-name="ce9"/>
          <table:table-cell table:number-columns-repeated="3"/>
          <table:table-cell table:style-name="ce22" table:number-columns-repeated="2"/>
          <table:table-cell/>
          <table:table-cell table:style-name="ce22"/>
          <table:table-cell table:style-name="ce14"/>
          <table:table-cell/>
          <table:table-cell table:style-name="ce22"/>
          <table:table-cell table:number-columns-repeated="244"/>
        </table:table-row>
        <table:table-row table:style-name="ro3">
          <table:table-cell/>
          <table:table-cell table:style-name="ce1" office:value-type="string">
            <text:p>Value in SI</text:p>
          </table:table-cell>
          <table:table-cell table:style-name="ce2" office:value-type="string">
            <text:p>SI Units</text:p>
          </table:table-cell>
          <table:table-cell table:style-name="ce1" office:value-type="string">
            <text:p>in main() units</text:p>
          </table:table-cell>
          <table:table-cell table:style-name="ce20" office:value-type="string">
            <text:p>in rod() units</text:p>
          </table:table-cell>
          <table:table-cell table:style-name="ce1"/>
          <table:table-cell table:number-columns-repeated="2"/>
          <table:table-cell table:style-name="ce22"/>
          <table:table-cell table:style-name="ce9"/>
          <table:table-cell table:style-name="ce22" table:number-columns-repeated="2"/>
          <table:table-cell table:number-columns-repeated="244"/>
        </table:table-row>
        <table:table-row table:style-name="ro3">
          <table:table-cell table:style-name="ce3" office:value-type="string">
            <text:p>d</text:p>
          </table:table-cell>
          <table:table-cell table:style-name="ce10" table:formula="oooc:=25*10^-9" office:value-type="float" office:value="0.000000025">
            <text:p>2.5E-8</text:p>
          </table:table-cell>
          <table:table-cell table:style-name="ce10" office:value-type="string">
            <text:p>m</text:p>
          </table:table-cell>
          <table:table-cell table:style-name="ce17" table:formula="oooc:=[.B11]/[.D3]" office:value-type="float" office:value="0.025">
            <text:p>2.5E-2</text:p>
          </table:table-cell>
          <table:table-cell table:style-name="ce10" table:formula="oooc:=[.B11]/x" office:value-type="float" office:value="25">
            <text:p>2.5E+1</text:p>
          </table:table-cell>
          <table:table-cell table:number-columns-repeated="3"/>
          <table:table-cell table:style-name="ce22"/>
          <table:table-cell table:style-name="ce9"/>
          <table:table-cell table:style-name="ce22" table:number-columns-repeated="2"/>
          <table:table-cell table:number-columns-repeated="244"/>
        </table:table-row>
        <table:table-row table:style-name="ro3">
          <table:table-cell table:style-name="ce3" office:value-type="string">
            <text:p>L</text:p>
          </table:table-cell>
          <table:table-cell table:style-name="ce10" table:formula="oooc:=20*10^-6" office:value-type="float" office:value="0.00002">
            <text:p>2.0E-5</text:p>
          </table:table-cell>
          <table:table-cell table:style-name="ce10" office:value-type="string">
            <text:p>m</text:p>
          </table:table-cell>
          <table:table-cell table:style-name="ce10" table:formula="oooc:=[.B12]/[.D3]" office:value-type="float" office:value="20">
            <text:p>2.0E+1</text:p>
          </table:table-cell>
          <table:table-cell table:style-name="ce11" table:formula="oooc:=[.B12]/x" office:value-type="float" office:value="20000">
            <text:p>2.0E+4</text:p>
          </table:table-cell>
          <table:table-cell table:number-columns-repeated="3"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3" office:value-type="string">
            <text:p>Density</text:p>
          </table:table-cell>
          <table:table-cell table:style-name="ce10" table:formula="oooc:=10^3" office:value-type="float" office:value="1000">
            <text:p>1.0E+3</text:p>
          </table:table-cell>
          <table:table-cell table:style-name="ce10" office:value-type="string">
            <text:p>Kg/m^3</text:p>
          </table:table-cell>
          <table:table-cell table:style-name="ce17" table:formula="oooc:=[.B13]*([.D3]^3)/[.D6]" office:value-type="float" office:value="0.001">
            <text:p>1.0E-3</text:p>
          </table:table-cell>
          <table:table-cell table:style-name="ce10" table:formula="oooc:=[.B13]*(x*x*x)/m" office:value-type="float" office:value="0.000000001">
            <text:p>1.0E-9</text:p>
          </table:table-cell>
          <table:table-cell table:number-columns-repeated="3"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3" office:value-type="string">
            <text:p>A</text:p>
          </table:table-cell>
          <table:table-cell table:style-name="ce10" table:formula="oooc:=(PI()/4)*[.B11]*[.B11]" office:value-type="float" office:value="4.90873852123405E-016">
            <text:p>4.9E-16</text:p>
          </table:table-cell>
          <table:table-cell table:style-name="ce10" office:value-type="string">
            <text:p>m^2</text:p>
          </table:table-cell>
          <table:table-cell table:style-name="ce17" table:formula="oooc:=[.B14]/([.D3]*[.D3])" office:value-type="float" office:value="0.000490873852123405">
            <text:p>4.9E-4</text:p>
          </table:table-cell>
          <table:table-cell table:style-name="ce10" table:formula="oooc:=[.B14]/(x*x)" office:value-type="float" office:value="490.873852123405">
            <text:p>4.9E+2</text:p>
          </table:table-cell>
          <table:table-cell table:number-columns-repeated="3"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4" office:value-type="string">
            <text:p>I</text:p>
          </table:table-cell>
          <table:table-cell table:style-name="ce11" table:formula="oooc:=(PI()/64)*[.B11]*[.B11]*[.B11]*[.B11]" office:value-type="float" office:value="1.91747598485705E-032">
            <text:p>1.9E-32</text:p>
          </table:table-cell>
          <table:table-cell table:style-name="ce11" office:value-type="string">
            <text:p>m^4</text:p>
          </table:table-cell>
          <table:table-cell table:style-name="ce17" table:formula="oooc:=[.B15]/([.D3]*[.D3]*[.D3]*[.D3])" office:value-type="float" office:value="0.0000000191747598485705">
            <text:p>1.9E-8</text:p>
          </table:table-cell>
          <table:table-cell table:style-name="ce11" table:formula="oooc:=[.B15]/(x*x*x*x)" office:value-type="float" office:value="19174.7598485705">
            <text:p>1.9E+4</text:p>
          </table:table-cell>
          <table:table-cell table:style-name="ce23" table:number-columns-repeated="3"/>
          <table:table-cell table:style-name="ce24" table:number-columns-repeated="4"/>
          <table:table-cell table:style-name="ce23" table:number-columns-repeated="244"/>
        </table:table-row>
        <table:table-row table:style-name="ro3">
          <table:table-cell table:style-name="ce5" office:value-type="string">
            <text:p>rhoA</text:p>
          </table:table-cell>
          <table:table-cell table:style-name="ce12" table:formula="oooc:=[.B13]*[.B14]" office:value-type="float" office:value="0.000000000000490873852123405">
            <text:p>4.9E-13</text:p>
          </table:table-cell>
          <table:table-cell table:style-name="ce12" office:value-type="string">
            <text:p>Kg/m</text:p>
          </table:table-cell>
          <table:table-cell table:style-name="ce17" table:formula="oooc:=[.D13]*[.D14]" office:value-type="float" office:value="0.000000490873852123405">
            <text:p>4.9E-7</text:p>
          </table:table-cell>
          <table:table-cell table:style-name="ce12" table:formula="oooc:=[.B16]*x/m" office:value-type="float" office:value="0.000000490873852123405">
            <text:p>4.9E-7</text:p>
          </table:table-cell>
          <table:table-cell table:number-columns-repeated="3"/>
          <table:table-cell table:style-name="ce14"/>
          <table:table-cell table:style-name="ce22" table:number-columns-repeated="3"/>
          <table:table-cell table:number-columns-repeated="244"/>
        </table:table-row>
        <table:table-row table:style-name="ro3">
          <table:table-cell table:style-name="ce5" office:value-type="string">
            <text:p>rhoI</text:p>
          </table:table-cell>
          <table:table-cell table:style-name="ce12" table:formula="oooc:=[.B13]*[.B15]" office:value-type="float" office:value="1.91747598485705E-029">
            <text:p>1.9E-29</text:p>
          </table:table-cell>
          <table:table-cell table:style-name="ce12" office:value-type="string">
            <text:p>Kgm</text:p>
          </table:table-cell>
          <table:table-cell table:style-name="ce17" table:formula="oooc:=[.D13]*[.D15]" office:value-type="float" office:value="0.0000000000191747598485705">
            <text:p>1.9E-11</text:p>
          </table:table-cell>
          <table:table-cell table:style-name="ce12" table:formula="oooc:=[.B17]/(m*x)" office:value-type="float" office:value="0.0000191747598485705">
            <text:p>1.9E-5</text:p>
          </table:table-cell>
          <table:table-cell table:style-name="ce19"/>
          <table:table-cell table:number-columns-repeated="2"/>
          <table:table-cell table:style-name="ce14"/>
          <table:table-cell table:style-name="ce22" table:number-columns-repeated="3"/>
          <table:table-cell table:number-columns-repeated="244"/>
        </table:table-row>
        <table:table-row table:style-name="ro3">
          <table:table-cell table:style-name="ce3" office:value-type="string">
            <text:p>fric_para/len</text:p>
          </table:table-cell>
          <table:table-cell table:style-name="ce10" office:value-type="float" office:value="10">
            <text:p>1.0E+1</text:p>
          </table:table-cell>
          <table:table-cell table:style-name="ce10" office:value-type="string">
            <text:p>Ns/m^2</text:p>
          </table:table-cell>
          <table:table-cell table:style-name="ce10" table:formula="oooc:=[.B18]*[.D3]*[.D3]/([.D5]*[.D4])" office:value-type="float" office:value="10000">
            <text:p>1.0E+4</text:p>
          </table:table-cell>
          <table:table-cell table:style-name="ce10" table:formula="oooc:=[.B18]*x*x/([.B5]*t)" office:value-type="float" office:value="10">
            <text:p>1.0E+1</text:p>
          </table:table-cell>
          <table:table-cell table:style-name="ce21"/>
          <table:table-cell table:style-name="ce13"/>
          <table:table-cell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3" office:value-type="string">
            <text:p>fric_perp/len</text:p>
          </table:table-cell>
          <table:table-cell table:style-name="ce10" office:value-type="float" office:value="1000">
            <text:p>1.0E+3</text:p>
          </table:table-cell>
          <table:table-cell table:style-name="ce10" office:value-type="string">
            <text:p>Ns/m^2</text:p>
          </table:table-cell>
          <table:table-cell table:style-name="ce10" table:formula="oooc:=[.B19]*[.D3]*[.D3]/([.D5]*[.D4])" office:value-type="float" office:value="1000000">
            <text:p>1.0E+6</text:p>
          </table:table-cell>
          <table:table-cell table:style-name="ce10" table:formula="oooc:=[.B19]*x*x/([.B5]*t)" office:value-type="float" office:value="1000">
            <text:p>1.0E+3</text:p>
          </table:table-cell>
          <table:table-cell table:style-name="ce21"/>
          <table:table-cell table:style-name="ce13"/>
          <table:table-cell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3" office:value-type="string">
            <text:p>fric_para/mass</text:p>
          </table:table-cell>
          <table:table-cell table:style-name="ce10" table:formula="oooc:=[.B18]/[.B16]" office:value-type="float" office:value="20371832715762.6">
            <text:p>2.0E+13</text:p>
          </table:table-cell>
          <table:table-cell table:style-name="ce10" office:value-type="string">
            <text:p>Ns/(Kg.m)</text:p>
          </table:table-cell>
          <table:table-cell table:style-name="ce17" table:formula="oooc:=[.D18]/[.D16]" office:value-type="float" office:value="20371832715.7626">
            <text:p>2.0E+10</text:p>
          </table:table-cell>
          <table:table-cell table:style-name="ce10" table:formula="oooc:=[.B20]*x*m/(t*[.B5])" office:value-type="float" office:value="20371832.7157626">
            <text:p>2.0E+7</text:p>
          </table:table-cell>
          <table:table-cell table:style-name="ce21"/>
          <table:table-cell table:style-name="ce13"/>
          <table:table-cell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3" office:value-type="string">
            <text:p>fric_perp/mass</text:p>
          </table:table-cell>
          <table:table-cell table:style-name="ce9" table:formula="oooc:=[.B19]/[.B16]" office:value-type="float" office:value="2.03718327157626E+015">
            <text:p>2.0E+15</text:p>
          </table:table-cell>
          <table:table-cell table:style-name="ce10" office:value-type="string">
            <text:p>Ns/(Kg.m)</text:p>
          </table:table-cell>
          <table:table-cell table:style-name="ce18" table:formula="oooc:=[.D19]/[.D16]" office:value-type="float" office:value="2037183271576.26">
            <text:p>2.0E+12</text:p>
          </table:table-cell>
          <table:table-cell table:style-name="ce10" table:formula="oooc:=[.B21]*x*m/(t*[.B5])" office:value-type="float" office:value="2037183271.57626">
            <text:p>2.0E+9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246"/>
        </table:table-row>
        <table:table-row table:style-name="ro3">
          <table:table-cell table:style-name="ce3" office:value-type="string">
            <text:p>k </text:p>
          </table:table-cell>
          <table:table-cell table:style-name="ce10" office:value-type="float" office:value="0.0001">
            <text:p>1.0E-4</text:p>
          </table:table-cell>
          <table:table-cell table:style-name="ce10" office:value-type="string">
            <text:p>N/m</text:p>
          </table:table-cell>
          <table:table-cell table:style-name="ce10" table:formula="oooc:=[.B22]*[.D3]/[.D5]" office:value-type="float" office:value="100">
            <text:p>1.0E+2</text:p>
          </table:table-cell>
          <table:table-cell table:style-name="ce10" table:formula="oooc:=[.B22]*x/[.B5]" office:value-type="float" office:value="0.1">
            <text:p>1.0E-1</text:p>
          </table:table-cell>
          <table:table-cell table:style-name="ce21" office:value-type="string">
            <text:p>centro-MT spring const</text:p>
          </table:table-cell>
          <table:table-cell table:style-name="ce13"/>
          <table:table-cell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5" office:value-type="string">
            <text:p>YI</text:p>
          </table:table-cell>
          <table:table-cell table:style-name="ce12" table:formula="oooc:=2.5E-023" office:value-type="float" office:value="2.5E-023">
            <text:p>2.5E-23</text:p>
          </table:table-cell>
          <table:table-cell table:style-name="ce12" office:value-type="string">
            <text:p>Nm^2</text:p>
          </table:table-cell>
          <table:table-cell table:style-name="ce12" table:formula="oooc:=[.B23]/([.D5]*[.D3]*[.D3])" office:value-type="float" office:value="25">
            <text:p>2.5E+1</text:p>
          </table:table-cell>
          <table:table-cell table:style-name="ce12" table:formula="oooc:=[.B23]/(x*x*[.B5])" office:value-type="float" office:value="25000000">
            <text:p>2.5E+7</text:p>
          </table:table-cell>
          <table:table-cell table:style-name="ce21"/>
          <table:table-cell table:style-name="ce13"/>
          <table:table-cell/>
          <table:table-cell table:style-name="ce22" table:number-columns-repeated="4"/>
          <table:table-cell table:number-columns-repeated="244"/>
        </table:table-row>
        <table:table-row table:style-name="ro3">
          <table:table-cell table:style-name="ce6"/>
          <table:table-cell/>
          <table:table-cell table:style-name="ce16" table:number-columns-repeated="2"/>
          <table:table-cell table:style-name="ce21"/>
          <table:table-cell table:style-name="ce22" table:number-columns-repeated="2"/>
          <table:table-cell/>
          <table:table-cell table:style-name="ce22" table:number-columns-repeated="2"/>
          <table:table-cell table:number-columns-repeated="246"/>
        </table:table-row>
        <table:table-row table:style-name="ro4" table:number-rows-repeated="3">
          <table:table-cell table:style-name="ce6"/>
          <table:table-cell/>
          <table:table-cell table:style-name="ce16" table:number-columns-repeated="2"/>
          <table:table-cell table:style-name="ce21"/>
          <table:table-cell table:style-name="ce22" table:number-columns-repeated="2"/>
          <table:table-cell/>
          <table:table-cell table:style-name="ce22" table:number-columns-repeated="2"/>
          <table:table-cell table:number-columns-repeated="246"/>
        </table:table-row>
        <table:table-row table:style-name="ro4">
          <table:table-cell table:number-columns-repeated="256"/>
        </table:table-row>
        <table:table-row table:style-name="ro4" table:number-rows-repeated="15">
          <table:table-cell table:style-name="ce7"/>
          <table:table-cell table:style-name="ce14" table:number-columns-repeated="4"/>
          <table:table-cell table:number-columns-repeated="251"/>
        </table:table-row>
        <table:table-row table:style-name="ro4">
          <table:table-cell table:style-name="ce7"/>
          <table:table-cell table:style-name="ce14" table:number-columns-repeated="4"/>
          <table:table-cell table:style-name="ce21"/>
          <table:table-cell table:style-name="ce13"/>
          <table:table-cell/>
          <table:table-cell table:style-name="ce22" table:number-columns-repeated="4"/>
          <table:table-cell table:number-columns-repeated="244"/>
        </table:table-row>
        <table:table-row table:style-name="ro4" table:number-rows-repeated="4">
          <table:table-cell table:style-name="ce7"/>
          <table:table-cell table:style-name="ce14" table:number-columns-repeated="4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5"/>
          <table:table-cell office:value-type="string">
            <text:p><text:s text:c="35"/></text:p>
          </table:table-cell>
          <table:table-cell table:number-columns-repeated="250"/>
        </table:table-row>
        <table:table-row table:style-name="ro4" table:number-rows-repeated="6548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>
        <table:named-range table:name="x" table:base-cell-address="$Sheet1.$B$2" table:cell-range-address="$Sheet1.$B$3"/>
        <table:named-range table:name="t" table:base-cell-address="$Sheet1.$B$2" table:cell-range-address="$Sheet1.$B$4"/>
        <table:named-range table:name="m" table:base-cell-address="$Sheet1.$B$2" table:cell-range-address="$Sheet1.$B$6"/>
        <table:named-range table:name="xx" table:base-cell-address="$Sheet1.$B$22" table:cell-range-address="$Sheet1.$B$30"/>
        <table:named-range table:name="tt" table:base-cell-address="$Sheet1.$B$22" table:cell-range-address="$Sheet1.$B$31"/>
        <table:named-range table:name="mm" table:base-cell-address="$Sheet1.$B$22" table:cell-range-address="$Sheet1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9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1" number:min-exponent-digits="1"/>
    </number:number-style>
    <number:number-style style:name="N118">
      <number:scientific-number number:decimal-places="3" number:min-integer-digits="1" number:min-exponent-digits="1"/>
    </number:number-style>
    <number:number-style style:name="N119">
      <number:scientific-number number:decimal-places="2" number:min-integer-digits="1" number:min-exponent-digits="1"/>
    </number:number-style>
    <number:number-style style:name="N120">
      <number:scientific-number number:decimal-places="1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margin-left="0.55in" fo:margin-right="0.3098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01/20/2010</text:date>, <text:time>14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Gaurav Misra</meta:initial-creator>
    <meta:creation-date>2009-05-18T15:48:40</meta:creation-date>
    <dc:creator>Gaurav Misra</dc:creator>
    <dc:date>2010-01-20T14:54:45</dc:date>
    <meta:printed-by>Gaurav Misra</meta:printed-by>
    <meta:print-date>2010-01-20T13:10:38</meta:print-date>
    <meta:editing-cycles>94</meta:editing-cycles>
    <meta:editing-duration>P27DT18H47M36S</meta:editing-duration>
    <meta:user-defined meta:name="Info 1"/>
    <meta:user-defined meta:name="Info 2"/>
    <meta:user-defined meta:name="Info 3"/>
    <meta:user-defined meta:name="Info 4"/>
    <meta:document-statistic meta:table-count="3" meta:cell-count="91"/>
  </office:meta>
</office:document-meta>
</file>